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/>
    </style:style>
    <style:style style:name="P5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500050" fo:font-size="12pt" fo:letter-spacing="normal" fo:font-style="normal" fo:font-weight="normal"/>
    </style:style>
    <style:style style:name="T4" style:family="text">
      <style:text-properties fo:font-variant="normal" fo:text-transform="none" fo:color="#1155cc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97698382821976419" text:style-name="Outline">
        <text:list-item>
          <text:h text:style-name="P5" text:outline-level="1">PDF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5-9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4"><text:span text:style-name="T3">you could use </text:span><text:a xlink:type="simple" xlink:href="https://pub.dartlang.org/packages/flutter_downloader" office:target-frame-name="_blank" xlink:show="new" text:style-name="Internet_20_link" text:visited-style-name="Visited_20_Internet_20_Link">flutter_downloader</text:a><text:span text:style-name="T4"> </text:span><text:span text:style-name="T3">to download the file.</text:span></text:p>
      <text:p text:style-name="P4"><text:span text:style-name="T3">Then using </text:span><text:a xlink:type="simple" xlink:href="https://pub.dartlang.org/packages/flutter_full_pdf_viewer" office:target-frame-name="_blank" xlink:show="new" text:style-name="Internet_20_link" text:visited-style-name="Visited_20_Internet_20_Link">flutter_full_pdf_viewer</text:a><text:span text:style-name="T4"> </text:span><text:span text:style-name="T3">you could open the pdf</text:span>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4-25T22:26:56</meta:creation-date>
    <meta:editing-duration>PT12M2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12" meta:word-count="31" meta:character-count="234"/>
    <dc:date>2019-04-25T22:38:57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